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7cm" style:rel-column-width="12402*"/>
    </style:style>
    <style:style style:name="Tabelle1.B" style:family="table-column">
      <style:table-column-properties style:column-width="1.39cm" style:rel-column-width="5358*"/>
    </style:style>
    <style:style style:name="Tabelle1.C" style:family="table-column">
      <style:table-column-properties style:column-width="3.087cm" style:rel-column-width="11899*"/>
    </style:style>
    <style:style style:name="Tabelle1.D" style:family="table-column">
      <style:table-column-properties style:column-width="1.499cm" style:rel-column-width="5779*"/>
    </style:style>
    <style:style style:name="Tabelle1.E" style:family="table-column">
      <style:table-column-properties style:column-width="1.102cm" style:rel-column-width="4249*"/>
    </style:style>
    <style:style style:name="Tabelle1.F" style:family="table-column">
      <style:table-column-properties style:column-width="1.3cm" style:rel-column-width="5011*"/>
    </style:style>
    <style:style style:name="Tabelle1.G" style:family="table-column">
      <style:table-column-properties style:column-width="1.61cm" style:rel-column-width="6208*"/>
    </style:style>
    <style:style style:name="Tabelle1.H" style:family="table-column">
      <style:table-column-properties style:column-width="3.794cm" style:rel-column-width="1462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1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1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2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3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4" style:family="paragraph" style:parent-style-name="Table_20_Contents">
      <style:text-properties fo:font-size="9pt" officeooo:rsid="0040e690" officeooo:paragraph-rsid="0040e690" style:font-size-asian="9pt" style:font-size-complex="9pt"/>
    </style:style>
    <style:style style:name="P15" style:family="paragraph" style:parent-style-name="Table_20_Contents">
      <style:text-properties fo:font-size="9pt" officeooo:rsid="0063e8ce" officeooo:paragraph-rsid="0063e8ce" style:font-size-asian="9pt" style:font-size-complex="9pt"/>
    </style:style>
    <style:style style:name="P16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17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18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font-size="9pt" fo:font-weight="bold" officeooo:rsid="0040e690" officeooo:paragraph-rsid="0040e690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549b57" officeooo:paragraph-rsid="00549b57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normal" officeooo:rsid="002d87f6" officeooo:paragraph-rsid="002d87f6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officeooo:paragraph-rsid="001e4af1"/>
    </style:style>
    <style:style style:name="P27" style:family="paragraph" style:parent-style-name="Table_20_Contents">
      <style:text-properties officeooo:paragraph-rsid="0024ef68"/>
    </style:style>
    <style:style style:name="P28" style:family="paragraph" style:parent-style-name="Table_20_Contents">
      <style:text-properties officeooo:paragraph-rsid="002d87f6"/>
    </style:style>
    <style:style style:name="T1" style:family="text">
      <style:text-properties fo:font-size="9pt" officeooo:rsid="001de8fc" style:font-size-asian="9pt" style:font-size-complex="9pt"/>
    </style:style>
    <style:style style:name="T2" style:family="text">
      <style:text-properties fo:font-size="9pt" officeooo:rsid="001e4af1" style:font-size-asian="9pt" style:font-size-complex="9pt"/>
    </style:style>
    <style:style style:name="T3" style:family="text">
      <style:text-properties fo:font-size="9pt" officeooo:rsid="005b0375" style:font-size-asian="9pt" style:font-size-complex="9pt"/>
    </style:style>
    <style:style style:name="T4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5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47916a" style:font-size-asian="9pt" style:font-weight-asian="normal" style:font-size-complex="9pt" style:font-weight-complex="normal"/>
    </style:style>
    <style:style style:name="T7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2" style:family="text">
      <style:text-properties officeooo:rsid="001e4a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f1fb3"/>
    </style:style>
    <style:style style:name="T15" style:family="text">
      <style:text-properties officeooo:rsid="00300e4e"/>
    </style:style>
    <style:style style:name="T16" style:family="text">
      <style:text-properties officeooo:rsid="00301b6c"/>
    </style:style>
    <style:style style:name="T17" style:family="text">
      <style:text-properties officeooo:rsid="0032ec89"/>
    </style:style>
    <style:style style:name="T18" style:family="text">
      <style:text-properties officeooo:rsid="00364428"/>
    </style:style>
    <style:style style:name="T19" style:family="text">
      <style:text-properties officeooo:rsid="003b426a"/>
    </style:style>
    <style:style style:name="T20" style:family="text">
      <style:text-properties officeooo:rsid="0047916a"/>
    </style:style>
    <style:style style:name="T21" style:family="text">
      <style:text-properties officeooo:rsid="005cf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2">Literature &amp; Application</text:p>
          </table:table-cell>
          <table:table-cell table:style-name="Tabelle1.A1" office:value-type="string">
            <text:p text:style-name="P21">Routing</text:p>
          </table:table-cell>
          <table:table-cell table:style-name="Tabelle1.A1" office:value-type="string">
            <text:p text:style-name="P21">Uncertainty</text:p>
          </table:table-cell>
          <table:table-cell table:style-name="Tabelle1.A1" table:number-columns-spanned="4" office:value-type="string">
            <text:p text:style-name="P21"><text:span text:style-name="T18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24">Offline Approache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2">Temporal</text:p>
          </table:table-cell>
          <table:table-cell table:style-name="Tabelle1.A2" office:value-type="string">
            <text:p text:style-name="P12">Spatial</text:p>
          </table:table-cell>
          <table:table-cell table:style-name="Tabelle1.A2" office:value-type="string">
            <text:p text:style-name="P12">Routing</text:p>
          </table:table-cell>
          <table:table-cell table:style-name="Tabelle1.A2" office:value-type="string">
            <text:p text:style-name="P12">Processing</text:p>
          </table:table-cell>
          <table:table-cell table:style-name="Tabelle1.H2" office:value-type="string">
            <text:p text:style-name="P25"/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">(Restaurant Meal Delivery)</text:p>
          </table:table-cell>
          <table:table-cell table:style-name="Tabelle1.A2" office:value-type="string">
            <text:p text:style-name="P14">Trips</text:p>
          </table:table-cell>
          <table:table-cell table:style-name="Tabelle1.A2" office:value-type="string">
            <text:p text:style-name="P3">Requests,</text:p>
            <text:p text:style-name="P3">Travel/<text:span text:style-name="T17">Service</text:span> times, Processing Times</text:p>
          </table:table-cell>
          <table:table-cell table:style-name="Tabelle1.A2" office:value-type="string">
            <text:p text:style-name="P15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H2" office:value-type="string">
            <text:p text:style-name="P28"><text:span text:style-name="T5">Ensemble Learning</text:span><text:span text:style-name="T4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4">Trips</text:p>
          </table:table-cell>
          <table:table-cell table:style-name="Tabelle1.A2" office:value-type="string">
            <text:p text:style-name="P6">Requests, </text:p>
            <text:p text:style-name="P6"><text:span text:style-name="T15">T</text:span>ravel/<text:span text:style-name="T17">Service </text:span>times, <text:span text:style-name="T15">P</text:span>rocess<text:span text:style-name="T16">ing</text:span> times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2">Y</text:p>
          </table:table-cell>
          <table:table-cell table:style-name="Tabelle1.H2" office:value-type="string">
            <text:p text:style-name="P25">Deep Learning (ANN)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4">Trip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28"><text:span text:style-name="T4">Linear </text:span><text:span text:style-name="T5">models, </text:span><text:span text:style-name="T6">SVR</text:span><text:span text:style-name="T5">, <text:s/>Ensemble Learning (RF)</text:span></text:p>
          </table:table-cell>
        </table:table-row>
        <table:table-row>
          <table:table-cell table:style-name="Tabelle1.A2" office:value-type="string">
            <text:p text:style-name="P10">Vanajakshi et al. (2007)</text:p>
            <text:p text:style-name="P10">(Traffic Information Systems)</text:p>
          </table:table-cell>
          <table:table-cell table:style-name="Tabelle1.A2" office:value-type="string">
            <text:p text:style-name="P14">OD</text:p>
          </table:table-cell>
          <table:table-cell table:style-name="Tabelle1.A2" office:value-type="string">
            <text:p text:style-name="P10">Travel/<text:span text:style-name="T17">Service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H2" office:value-type="string">
            <text:p text:style-name="P17">S<text:span text:style-name="T20">upport Vector Regression</text:span>, 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2">et al.</text:span> <text:span text:style-name="T12"><text:s/>(2016)</text:span> (<text:span text:style-name="T12">Traffic Information System</text:span><text:span text:style-name="T21">s</text:span><text:span text:style-name="T12">)</text:span></text:p>
          </table:table-cell>
          <table:table-cell table:style-name="Tabelle1.A2" office:value-type="string">
            <text:p text:style-name="P14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7">Jindal et al. (2017) </text:p>
            <text:p text:style-name="P7">(Taxi travel time prediction)</text:p>
          </table:table-cell>
          <table:table-cell table:style-name="Tabelle1.A2" office:value-type="string">
            <text:p text:style-name="P14">OD</text:p>
          </table:table-cell>
          <table:table-cell table:style-name="Tabelle1.A2" office:value-type="string">
            <text:p text:style-name="P7">Travel/<text:span text:style-name="T17">Service </text:span>times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16">Huang et al. (2018) </text:p>
            <text:p text:style-name="P16">(Taxi travel time prediction) </text:p>
          </table:table-cell>
          <table:table-cell table:style-name="Tabelle1.A2" office:value-type="string">
            <text:p text:style-name="P14">OD</text:p>
          </table:table-cell>
          <table:table-cell table:style-name="Tabelle1.A2" office:value-type="string">
            <text:p text:style-name="P7">Travel/<text:span text:style-name="T17">Service </text:span>times 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26"><text:span text:style-name="T1">(</text:span><text:span text:style-name="T2">Traffic Information System</text:span><text:span text:style-name="T3">s</text:span><text:span text:style-name="T2">)</text:span></text:p>
          </table:table-cell>
          <table:table-cell table:style-name="Tabelle1.A2" office:value-type="string">
            <text:p text:style-name="P14">OD</text:p>
          </table:table-cell>
          <table:table-cell table:style-name="Tabelle1.A2" office:value-type="string">
            <text:p text:style-name="P7">Travel/<text:span text:style-name="T19">Service </text:span>times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 table:style-name="Tabelle1.11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4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12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18">This paper<text:span text:style-name="T13"> </text:span></text:p>
            <text:p text:style-name="P19">(Restaurant Meal Delivery)</text:p>
          </table:table-cell>
          <table:table-cell table:style-name="Tabelle1.A2" office:value-type="string">
            <text:p text:style-name="P23">Trips</text:p>
          </table:table-cell>
          <table:table-cell table:style-name="Tabelle1.A2" office:value-type="string">
            <text:p text:style-name="P19">Requests, </text:p>
            <text:p text:style-name="P19">Travel/Service Times, Processing Times 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Y</text:p>
          </table:table-cell>
          <table:table-cell table:style-name="Tabelle1.H2" office:value-type="string">
            <text:p text:style-name="P27"><text:span text:style-name="T9">Ensemble Learning </text:span><text:span text:style-name="T11">(GBDT &amp; RF)</text:span><text:span text:style-name="T7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1-02-09T14:09:58.623454328</dc:date>
    <meta:editing-duration>PT6H32M55S</meta:editing-duration>
    <meta:editing-cycles>23</meta:editing-cycles>
    <meta:generator>LibreOffice/6.4.6.2$Linux_X86_64 LibreOffice_project/40$Build-2</meta:generator>
    <meta:document-statistic meta:table-count="1" meta:image-count="0" meta:object-count="0" meta:page-count="1" meta:paragraph-count="84" meta:word-count="186" meta:character-count="1232" meta:non-whitespace-character-count="1115"/>
  </office:meta>
</office:document-meta>
</file>